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c260" officeooo:paragraph-rsid="0008c260"/>
    </style:style>
    <style:style style:name="P2" style:family="paragraph" style:parent-style-name="Standard" style:list-style-name="L1">
      <style:text-properties officeooo:rsid="0008c260" officeooo:paragraph-rsid="0008c260"/>
    </style:style>
    <style:style style:name="P3" style:family="paragraph" style:parent-style-name="Standard" style:list-style-name="L1">
      <style:text-properties officeooo:rsid="00096537" officeooo:paragraph-rsid="00096537"/>
    </style:style>
    <style:style style:name="T1" style:family="text">
      <style:text-properties officeooo:rsid="0009653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vori da fare:</text:p>
      <text:list xml:id="list107456226700830780" text:style-name="L1">
        <text:list-item>
          <text:p text:style-name="P2">Mettere a posto il mazziere</text:p>
        </text:list-item>
        <text:list-item>
          <text:p text:style-name="P2">Menù generale (regole del gioco, opzioni, giocare offline, giocare online, <text:span text:style-name="T1">[Musica on/off]</text:span>)</text:p>
        </text:list-item>
        <text:list-item>
          <text:p text:style-name="P2">Migliorare <text:span text:style-name="T1">i</text:span> bot (creare bot medio e difficile)</text:p>
        </text:list-item>
        <text:list-item>
          <text:p text:style-name="P2">Creare Opzioni in menù <text:span text:style-name="T1">(Musica on/off,</text:span>riconoscimenti, <text:s/>profilo<text:span text:style-name="T1">)</text:span></text:p>
        </text:list-item>
        <text:list-item>
          <text:p text:style-name="P2">Menù pre partita offline (n° bot + difficoltà + fiches iniziali, <text:span text:style-name="T1">gioca</text:span>)</text:p>
        </text:list-item>
        <text:list-item>
          <text:p text:style-name="P2">GUI partita offline</text:p>
        </text:list-item>
        <text:list-item>
          <text:p text:style-name="P2">GUI menù generale</text:p>
        </text:list-item>
        <text:list-item>
          <text:p text:style-name="P2">GUI menù pre partita offline</text:p>
        </text:list-item>
        <text:list-item>
          <text:p text:style-name="P2">refactoring in base ai pattern</text:p>
        </text:list-item>
        <text:list-item>
          <text:p text:style-name="P2">Salvataggio dati su DB</text:p>
        </text:list-item>
        <text:list-item>
          <text:p text:style-name="P2">Client server</text:p>
        </text:list-item>
        <text:list-item>
          <text:p text:style-name="P3">Audio player</text:p>
        </text:list-item>
      </text:list>
      <text:p text:style-name="P1"/>
      <text:p text:style-name="P1"/>
      <text:p text:style-name="P1">Marco1: 1+10</text:p>
      <text:p text:style-name="P1">Marco2: 4</text:p>
      <text:p text:style-name="P1">Daniel: (9)</text:p>
      <text:p text:style-name="P1">Tino: 6+7+8<text:span text:style-name="T1">+12</text:span></text:p>
      <text:p text:style-name="P1">Samba: 2+5</text:p>
      <text:p text:style-name="P1">Sam: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5:26:55.739994441</meta:creation-date>
    <dc:date>2017-04-27T15:54:02.302567582</dc:date>
    <meta:editing-duration>PT11M24S</meta:editing-duration>
    <meta:editing-cycles>1</meta:editing-cycles>
    <meta:document-statistic meta:table-count="0" meta:image-count="0" meta:object-count="0" meta:page-count="1" meta:paragraph-count="19" meta:word-count="95" meta:character-count="544" meta:non-whitespace-character-count="479"/>
    <meta:generator>LibreOffice/4.2.8.2$Linux_x86 LibreOffice_project/420m0$Build-2</meta:generator>
  </office:meta>
</office:document-meta>
</file>